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07abef" style:font-size-asian="14pt" style:font-size-complex="14pt"/>
    </style:style>
    <style:style style:name="P5" style:family="paragraph" style:parent-style-name="Standard">
      <style:text-properties fo:font-size="14pt" officeooo:rsid="0007abef" officeooo:paragraph-rsid="0007abef" style:font-size-asian="14pt" style:font-size-complex="14pt"/>
    </style:style>
    <style:style style:name="P6" style:family="paragraph" style:parent-style-name="Standard">
      <style:text-properties fo:font-size="14pt" officeooo:rsid="0007abef" officeooo:paragraph-rsid="000a137f" style:font-size-asian="14pt" style:font-size-complex="14pt"/>
    </style:style>
    <style:style style:name="P7" style:family="paragraph" style:parent-style-name="Standard">
      <style:text-properties fo:font-size="14pt" officeooo:rsid="0007abef" officeooo:paragraph-rsid="000aa07b" style:font-size-asian="14pt" style:font-size-complex="14pt"/>
    </style:style>
    <style:style style:name="P8" style:family="paragraph" style:parent-style-name="Standard">
      <style:text-properties fo:font-size="14pt" officeooo:paragraph-rsid="000a137f" style:font-size-asian="14pt" style:font-size-complex="14pt"/>
    </style:style>
    <style:style style:name="P9" style:family="paragraph" style:parent-style-name="Standard">
      <style:text-properties fo:font-size="14pt" officeooo:rsid="000a137f" officeooo:paragraph-rsid="000a137f" style:font-size-asian="14pt" style:font-size-complex="14pt"/>
    </style:style>
    <style:style style:name="P10" style:family="paragraph" style:parent-style-name="Standard">
      <style:text-properties fo:font-size="14pt" officeooo:rsid="000aa07b" officeooo:paragraph-rsid="000aa07b" style:font-size-asian="14pt" style:font-size-complex="14pt"/>
    </style:style>
    <style:style style:name="P11" style:family="paragraph" style:parent-style-name="Standard">
      <style:text-properties fo:font-size="14pt" officeooo:rsid="000aa07b" officeooo:paragraph-rsid="000b0372" style:font-size-asian="14pt" style:font-size-complex="14pt"/>
    </style:style>
    <style:style style:name="P12" style:family="paragraph" style:parent-style-name="Standard">
      <style:text-properties fo:font-size="14pt" officeooo:rsid="000b0372" officeooo:paragraph-rsid="000b0372" style:font-size-asian="14pt" style:font-size-complex="14pt"/>
    </style:style>
    <style:style style:name="P13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paragraph-rsid="0007abef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officeooo:paragraph-rsid="000a137f" style:font-size-asian="20pt" style:font-weight-asian="bold" style:font-size-complex="20pt" style:font-weight-complex="bold"/>
    </style:style>
    <style:style style:name="P17" style:family="paragraph" style:parent-style-name="Standard">
      <style:text-properties style:font-name="Courier 10 Pitch" fo:font-size="14pt" officeooo:rsid="000a137f" officeooo:paragraph-rsid="000a137f" style:font-size-asian="14pt" style:font-size-complex="14pt"/>
    </style:style>
    <style:style style:name="P18" style:family="paragraph" style:parent-style-name="Standard">
      <style:text-properties style:text-position="0% 100%" fo:font-size="14pt" officeooo:rsid="000b0372" officeooo:paragraph-rsid="000b0372" style:font-size-asian="14pt" style:font-size-complex="14pt"/>
    </style:style>
    <style:style style:name="P19" style:family="paragraph" style:parent-style-name="Standard">
      <style:text-properties style:text-position="0% 100%" fo:font-size="14pt" officeooo:rsid="000aa07b" officeooo:paragraph-rsid="000aa07b" style:font-size-asian="14pt" style:font-size-complex="14pt"/>
    </style:style>
    <style:style style:name="P20" style:family="paragraph" style:parent-style-name="Standard">
      <style:text-properties fo:font-size="14pt" officeooo:rsid="0007abef" officeooo:paragraph-rsid="0007abef" style:font-size-asian="14pt" style:font-size-complex="14pt"/>
    </style:style>
    <style:style style:name="P21" style:family="paragraph" style:parent-style-name="Standard">
      <style:text-properties fo:font-size="14pt" officeooo:rsid="000e6436" officeooo:paragraph-rsid="000e6436" style:font-size-asian="14pt" style:font-size-complex="14pt"/>
    </style:style>
    <style:style style:name="T1" style:family="text">
      <style:text-properties style:text-position="0% 100%"/>
    </style:style>
    <style:style style:name="T2" style:family="text">
      <style:text-properties style:text-position="0% 100%" fo:font-style="normal" officeooo:rsid="0007abef" style:font-style-asian="normal" style:font-style-complex="normal"/>
    </style:style>
    <style:style style:name="T3" style:family="text">
      <style:text-properties style:text-position="0% 100%" officeooo:rsid="0008e69d"/>
    </style:style>
    <style:style style:name="T4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5" style:family="text">
      <style:text-properties style:text-position="0% 100%" fo:font-size="18pt" fo:font-weight="bold" officeooo:rsid="000a137f" style:font-size-asian="18pt" style:font-weight-asian="bold" style:font-size-complex="18pt" style:font-weight-complex="bold"/>
    </style:style>
    <style:style style:name="T6" style:family="text">
      <style:text-properties style:text-position="0% 100%" fo:font-size="18pt" fo:font-weight="bold" officeooo:rsid="000aa07b" style:font-size-asian="18pt" style:font-weight-asian="bold" style:font-size-complex="18pt" style:font-weight-complex="bold"/>
    </style:style>
    <style:style style:name="T7" style:family="text">
      <style:text-properties style:text-position="0% 100%" fo:font-size="18pt" fo:font-weight="bold" officeooo:rsid="0008e69d" style:font-size-asian="18pt" style:font-weight-asian="bold" style:font-size-complex="18pt" style:font-weight-complex="bold"/>
    </style:style>
    <style:style style:name="T8" style:family="text">
      <style:text-properties style:text-position="0% 100%" officeooo:rsid="000aa07b"/>
    </style:style>
    <style:style style:name="T9" style:family="text">
      <style:text-properties style:text-position="0% 100%" fo:font-style="italic" style:text-underline-style="solid" style:text-underline-width="auto" style:text-underline-color="font-color" fo:font-weight="bold" officeooo:rsid="000aa07b" style:font-style-asian="italic" style:font-weight-asian="bold" style:font-style-complex="italic" style:font-weight-complex="bold"/>
    </style:style>
    <style:style style:name="T10" style:family="text">
      <style:text-properties style:text-position="0% 100%" fo:font-style="italic" style:text-underline-style="none" fo:font-weight="bold" officeooo:rsid="000aa07b" style:font-style-asian="italic" style:font-weight-asian="bold" style:font-style-complex="italic" style:font-weight-complex="bold"/>
    </style:style>
    <style:style style:name="T11" style:family="text">
      <style:text-properties style:text-position="0% 100%" fo:font-style="italic" style:text-underline-style="none" fo:font-weight="bold" officeooo:rsid="000b0372" style:font-style-asian="italic" style:font-weight-asian="bold" style:font-style-complex="italic" style:font-weight-complex="bold"/>
    </style:style>
    <style:style style:name="T12" style:family="text">
      <style:text-properties style:text-position="0% 100%" officeooo:rsid="000b0372"/>
    </style:style>
    <style:style style:name="T13" style:family="text">
      <style:text-properties style:text-position="0% 100%" officeooo:rsid="000cac7e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style="normal" officeooo:rsid="0007abef" style:font-style-asian="normal" style:font-style-complex="normal"/>
    </style:style>
    <style:style style:name="T16" style:family="text">
      <style:text-properties style:text-position="super 58%" officeooo:rsid="0008e69d"/>
    </style:style>
    <style:style style:name="T17" style:family="text">
      <style:text-properties officeooo:rsid="00052235"/>
    </style:style>
    <style:style style:name="T18" style:family="text">
      <style:text-properties officeooo:rsid="0007abef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18pt" fo:font-weight="bold" officeooo:rsid="0007abef" style:font-size-asian="18pt" style:font-weight-asian="bold" style:font-size-complex="18pt" style:font-weight-complex="bold"/>
    </style:style>
    <style:style style:name="T22" style:family="text">
      <style:text-properties fo:font-style="italic" officeooo:rsid="0007abef" style:font-style-asian="italic" style:font-style-complex="italic"/>
    </style:style>
    <style:style style:name="T23" style:family="text">
      <style:text-properties fo:font-style="normal" officeooo:rsid="0007abef" style:font-style-asian="normal" style:font-style-complex="normal"/>
    </style:style>
    <style:style style:name="T24" style:family="text">
      <style:text-properties officeooo:rsid="0008e69d"/>
    </style:style>
    <style:style style:name="T25" style:family="text">
      <style:text-properties officeooo:rsid="000a137f"/>
    </style:style>
    <style:style style:name="T26" style:family="text">
      <style:text-properties officeooo:rsid="000c86ae"/>
    </style:style>
    <style:style style:name="T27" style:family="text">
      <style:text-properties officeooo:rsid="000cac7e"/>
    </style:style>
    <style:style style:name="T28" style:family="text">
      <style:text-properties officeooo:rsid="000e64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2">Field <text:span text:style-name="T28">and HPMI structure</text:span>.</text:p>
      <text:p text:style-name="P1">Richard Parker <text:span text:style-name="T17">21.7</text:span>.2014</text:p>
      <text:p text:style-name="P13"/>
      <text:p text:style-name="P14">Section 1 – Introduction</text:p>
      <text:p text:style-name="P3"/>
      <text:p text:style-name="P5">The "field" module is often used in its ancient and well-understood way of dealing with field elements and vectors for the purposes of meataxe64, usually at tolerable but not excellent performance. <text:s/>Before these functions can be used, the FieldSet routine must be called to set up all the data structures and look-up tables needed to perform these functions.</text:p>
      <text:p text:style-name="P4"/>
      <text:p text:style-name="P5">In fact, the operation of the FieldSet routine is considerably wider than this, and the data structures and look-up tables are defined and available for other functions to use. <text:s/><text:span text:style-name="T28">One purpose of this document is to describe </text:span>the syntax, semantics and usage of the resulting FIELD * data.</text:p>
      <text:p text:style-name="P5"/>
      <text:p text:style-name="P21">Moreover there is an additional structure (HPMI) which contains a wealth of information about the matrices being worked on, which is set by a call to the hpmiset routine. <text:s/>This in turn calls the pchset routine, so that the HPMI variables are set with a knowledge of the underlying technology.</text:p>
      <text:p text:style-name="P21"/>
      <text:p text:style-name="P21">================ <text:s text:c="7"/>end of new pass of editing <text:s text:c="7"/>=====================</text:p>
      <text:p text:style-name="P5"/>
      <text:p text:style-name="P4"/>
      <text:p text:style-name="P5">It is not intended that the "field" structure be accessed directly except from "c". <text:s/>The data items (and particularly some of the look-up tables) however may well be passed to assembler subroutines, and hence these are defined "to wire level". <text:s/>In these cases, the usage may sometimes be limited to the x86.</text:p>
      <text:p text:style-name="P4"/>
      <text:p text:style-name="P15">Section <text:span text:style-name="T18">2</text:span> – <text:span text:style-name="T18">The individual data items.</text:span></text:p>
      <text:p text:style-name="P4"/>
      <text:p text:style-name="P4"><text:span text:style-name="T21">uint64 fdef </text:span><text:span text:style-name="T18">Field definition. <text:s/>An unsigned integer giving the order of the field. <text:s/>This must be a prime power, and must be </text:span><text:span text:style-name="T22">less</text:span><text:span text:style-name="T23"> than 2</text:span><text:span text:style-name="T15">64</text:span><text:span text:style-name="T2">.</text:span></text:p>
      <text:p text:style-name="P5"><text:span text:style-name="T20">uint64 charc</text:span><text:span text:style-name="T19"> </text:span>Characteristic. <text:s/>This is the prime that fdef is the power of.</text:p>
      <text:p text:style-name="P5"><text:span text:style-name="T20">uint64 pow</text:span> Power, or degree. <text:s/>fdef = charc<text:span text:style-name="T14">pow</text:span><text:span text:style-name="T1">. <text:s/>The degree of the field extension over the ground field.</text:span></text:p>
      <text:p text:style-name="P5"><text:span text:style-name="T20">uint64 conp</text:span> <text:span text:style-name="T24">Conway polynomial. <text:s/>X</text:span><text:span text:style-name="T16">pow</text:span><text:span text:style-name="T3"> = conp. <text:s/>For prime fields, this is the smallest primitive root. <text:s/>It is a heroic fact that this is always correct.</text:span></text:p>
      <text:p text:style-name="P5"><text:soft-page-break/><text:span text:style-name="T20">uint64 qstep</text:span> <text:span text:style-name="T24">charc</text:span><text:span text:style-name="T16">(pow-1)</text:span><text:span text:style-name="T3">. <text:s/>Used internally in the field module to do arithmetic on FELT objects (in extension fields).</text:span></text:p>
      <text:p text:style-name="P7"><text:span text:style-name="T7">uint64 </text:span><text:span text:style-name="T6">dbytevals</text:span><text:span text:style-name="T3"> </text:span><text:span text:style-name="T8">The number of different values that can occur in a byte. <text:s/>This field is only defined for fields of order up to 256 - where each byte consists of one or more field elements.</text:span></text:p>
      <text:p text:style-name="P5"/>
      <text:p text:style-name="P16">Section <text:span text:style-name="T25">3</text:span> – <text:span text:style-name="T18">The Look-Up tables.</text:span></text:p>
      <text:p text:style-name="P8"/>
      <text:p text:style-name="P9">The look-up tables start a number of bytes up on the start of the FIELD structure indicated in the relevant variable. <text:s/>Hence, for example, the 16-bit antilogarithm table Talog16 can be found as . . .</text:p>
      <text:p text:style-name="P17"><text:s text:c="4"/>uint16 Talog16;</text:p>
      <text:p text:style-name="P17"><text:s text:c="4"/>. . . .</text:p>
      <text:p text:style-name="P17"><text:s text:c="4"/>Talog16 = (uint16 *) ((uint8 *)f + f-&gt;Talog16);</text:p>
      <text:p text:style-name="P9"/>
      <text:p text:style-name="P6"><text:span text:style-name="T5">Tadd8</text:span><text:span text:style-name="T4"> </text:span><text:span text:style-name="T8">Byte addition table. <text:s/>This table is populated only for fields of odd characteristic and order less than 256. <text:s/>In position X.(f-&gt;dbytevals) + Y is the byte for X+Y, however many entries this may contain. <text:s/></text:span><text:span text:style-name="T9">TBD</text:span><text:span text:style-name="T10"> Ultimately this should be changed so that it handles addition in the prime field - i.e. it is the add8 table for the prime field whenever the characteristic is small, not the field order. <text:s/>Also there is a lot to be said for populating it even if the characteristic is two</text:span><text:span text:style-name="T11">, just for uniformity</text:span><text:span text:style-name="T10">. </text:span></text:p>
      <text:p text:style-name="P5"/>
      <text:p text:style-name="P12">As there seems to be no obvious place <text:span text:style-name="T26">in the documentation </text:span>to note the meanings of Afmt in characteristic 3, they are noted here.<text:span text:style-name="T26"> <text:s/>The even numbered Afmt are give here. <text:s/>The negatives of the vectors given are the odd numbers one higher, so that, for example 69 is 2101, the negative of ( 68 <text:s/>1202 )</text:span></text:p>
      <text:p text:style-name="P12"/>
      <text:p text:style-name="P12"><text:span text:style-name="T26"><text:s/></text:span><text:s/>0 <text:s/>0000<text:tab/><text:span text:style-name="T26">12</text:span> <text:s/>0101<text:span text:style-name="T26"><text:tab/>24 <text:s/>0121<text:tab/>36 <text:s/>1011<text:tab/>48 <text:s/>1101<text:tab/>60 <text:s/>1121<text:tab/>72 <text:s/>1211</text:span></text:p>
      <text:p text:style-name="P12"><text:s/><text:span text:style-name="T26"><text:s/>2</text:span> <text:s/>0001<text:tab/><text:span text:style-name="T26">14</text:span> <text:s/>0102<text:span text:style-name="T26"><text:tab/>26 <text:s/>0122<text:tab/>38 <text:s/>1012<text:tab/>50 <text:s/>1102<text:tab/>62 <text:s/>1122<text:tab/>74 <text:s/>1212</text:span></text:p>
      <text:p text:style-name="P12"><text:s/><text:span text:style-name="T26"><text:s/>4</text:span> <text:s/>0010<text:tab/><text:span text:style-name="T26">16 </text:span><text:s/>0110<text:span text:style-name="T26"><text:tab/>28 <text:s/>1000<text:tab/>40 <text:s/>1020<text:tab/>52 <text:s/>1110<text:tab/>64 <text:s/>1200<text:tab/>76 <text:s/>1220</text:span></text:p>
      <text:p text:style-name="P12"><text:s/><text:span text:style-name="T26"><text:s/>6</text:span> <text:s/>0011<text:tab/><text:span text:style-name="T26">18</text:span> <text:s/>0111<text:span text:style-name="T26"><text:tab/>30 <text:s/>1001<text:tab/>42 <text:s/>1021<text:tab/>54 <text:s/>1111<text:tab/>66 <text:s/>1201<text:tab/>78 <text:s/>1221</text:span></text:p>
      <text:p text:style-name="P12"><text:s/><text:span text:style-name="T26"><text:s/>8</text:span> <text:s/>0012<text:span text:style-name="T26"><text:tab/>20 <text:s/>0112<text:tab/>32 <text:s/>1002<text:tab/>44 <text:s/>1022<text:tab/>56 <text:s/>1112<text:tab/>68 <text:s/>1202<text:tab/>80 <text:s/>1222</text:span></text:p>
      <text:p text:style-name="P12"><text:span text:style-name="T26">10</text:span> <text:s/>0100<text:span text:style-name="T26"><text:tab/>22 <text:s/>0120<text:tab/>34 <text:s/>1010<text:tab/>46 <text:s/>1100<text:tab/>58 <text:s/>1120<text:tab/>70 <text:s/>1210</text:span></text:p>
      <text:p text:style-name="P12"/>
      <text:p text:style-name="P7"><text:span text:style-name="T5">T</text:span><text:span text:style-name="T6">hpv</text:span><text:span text:style-name="T4"> </text:span><text:span text:style-name="T12">A table to convert Dfmt into a form where each entry is in a separate bit field, so that it can be more readily manipulated.</text:span></text:p>
      <text:p text:style-name="P11"><text:span text:style-name="T1"><text:tab/>char = </text:span><text:span text:style-name="T4">3</text:span><text:span text:style-name="T1"><text:tab/>Each of the 243 possible Dfmt bytes gives a </text:span><text:span text:style-name="T12">16</text:span><text:span text:style-name="T1">-bit word</text:span><text:span text:style-name="T12"> where the bottom</text:span></text:p>
      <text:p text:style-name="P18"><text:tab/><text:span text:style-name="T27">uint16</text:span><text:tab/>ten bits consists of five two-bit fields with the natural, binary meaning.</text:p>
      <text:p text:style-name="P18"/>
      <text:p text:style-name="P7"><text:span text:style-name="T5">T</text:span><text:span text:style-name="T6">hpa </text:span><text:span text:style-name="T12">A table to assist in the production of Afmt.</text:span></text:p>
      <text:p text:style-name="P11"><text:span text:style-name="T1"><text:tab/>char = </text:span><text:span text:style-name="T4">3</text:span><text:span text:style-name="T1"><text:tab/></text:span><text:span text:style-name="T12">The input index consists of four two-bit fields with the natural, binary</text:span></text:p>
      <text:p text:style-name="P18"><text:soft-page-break/><text:tab/><text:span text:style-name="T27">uint8<text:tab/></text:span><text:tab/>meaning, giving the Afmt byte for that four-vector. </text:p>
      <text:p text:style-name="P18"/>
      <text:p text:style-name="P7"><text:span text:style-name="T5">T</text:span><text:span text:style-name="T6">hpb </text:span><text:span text:style-name="T8">A table to assist the conversion from Dfmt to Bfmt.</text:span></text:p>
      <text:p text:style-name="P10"><text:span text:style-name="T1"><text:tab/>char = </text:span><text:span text:style-name="T4">3</text:span><text:span text:style-name="T1"><text:tab/>Each of the 243 possible Dfmt bytes gives a 64-bit word in the format</text:span></text:p>
      <text:p text:style-name="P19"><text:tab/><text:span text:style-name="T27">uint64</text:span><text:tab/>27 zeros, five bits U, 27 zeros, five bits T. <text:s/>The two five-bit fields together</text:p>
      <text:p text:style-name="P19"><text:tab/><text:tab/><text:tab/>give the Bfmt for the five entries in the Dfmt byte. <text:s/>Hence several Dfmt</text:p>
      <text:p text:style-name="P19"><text:tab/><text:tab/><text:tab/>bytes can be converted by looking them up, shifting them and adding them</text:p>
      <text:p text:style-name="P19"><text:tab/><text:tab/><text:tab/>(or OR or XOR) to make longer strings of Bftm.</text:p>
      <text:p text:style-name="P7"><text:span text:style-name="T5">T</text:span><text:span text:style-name="T6">hpc </text:span><text:span text:style-name="T8">A table to assist the conversion from Cfmt back into Dfmt.</text:span></text:p>
      <text:p text:style-name="P10"><text:span text:style-name="T1"><text:tab/>char = </text:span><text:span text:style-name="T4">3</text:span><text:span text:style-name="T1"><text:tab/>The index consists of a ten-bit field, where the first five bits are the U-bit <text:tab/><text:tab/></text:span><text:span text:style-name="T13">uint8</text:span><text:span text:style-name="T1"><text:tab/></text:span><text:span text:style-name="T13"><text:tab/></text:span><text:span text:style-name="T1">and the second five bits are the T bit. <text:s/>The result is the Dfmt byte whose</text:span></text:p>
      <text:p text:style-name="P10"><text:span text:style-name="T1"><text:tab/><text:tab/><text:tab/>value is the same as the one given by the five Bfmt bit-pairs.</text:span><text:span text:style-name="T12"> <text:s/>If the index</text:span></text:p>
      <text:p text:style-name="P18"><text:tab/><text:tab/><text:tab/>does not correspond to a valid set of bit-pairs (i.e. one or more has zero in</text:p>
      <text:p text:style-name="P18"><text:tab/><text:tab/><text:tab/>both bit positions) the result is 243, which is not a valid Dfmt byte. <text:s/>It is not</text:p>
      <text:p text:style-name="P18"><text:tab/><text:tab/><text:tab/>expected that code tests this unless it is a genuine possibility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5-07-21T10:46:11.720665853</dc:date>
    <meta:editing-duration>P3DT23H56M3S</meta:editing-duration>
    <meta:editing-cycles>379</meta:editing-cycles>
    <meta:generator>LibreOffice/4.2.8.2$Linux_X86_64 LibreOffice_project/420m0$Build-2</meta:generator>
    <meta:printed-by>User </meta:printed-by>
    <meta:print-date>2012-07-06T16:23:45</meta:print-date>
    <meta:document-statistic meta:table-count="0" meta:image-count="0" meta:object-count="0" meta:page-count="3" meta:paragraph-count="47" meta:word-count="931" meta:character-count="5150" meta:non-whitespace-character-count="4124"/>
  </office:meta>
</office:document-meta>
</file>